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tcher( RecordedInvocation inv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rumentedMethod( Class &lt; ? &gt; klass , String methodName , HintType hintType , Function &lt; RecordedInvocation , Predicate &lt; RuntimeHints &gt; &gt; hintsMatcherGene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thodRefer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getHi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